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4.497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22.121cm"/>
    </style:style>
    <style:style style:name="co5" style:family="table-column">
      <style:table-column-properties fo:break-before="auto" style:column-width="4.953cm"/>
    </style:style>
    <style:style style:name="co6" style:family="table-column">
      <style:table-column-properties fo:break-before="auto" style:column-width="7.745cm"/>
    </style:style>
    <style:style style:name="co7" style:family="table-column">
      <style:table-column-properties fo:break-before="auto" style:column-width="14.213cm"/>
    </style:style>
    <style:style style:name="co8" style:family="table-column">
      <style:table-column-properties fo:break-before="auto" style:column-width="15.734cm"/>
    </style:style>
    <style:style style:name="co9" style:family="table-column">
      <style:table-column-properties fo:break-before="auto" style:column-width="13.467cm"/>
    </style:style>
    <style:style style:name="co10" style:family="table-column">
      <style:table-column-properties fo:break-before="auto" style:column-width="13.522cm"/>
    </style:style>
    <style:style style:name="co11" style:family="table-column">
      <style:table-column-properties fo:break-before="auto" style:column-width="42.106cm"/>
    </style:style>
    <style:style style:name="co12" style:family="table-column">
      <style:table-column-properties fo:break-before="auto" style:column-width="18.443cm"/>
    </style:style>
    <style:style style:name="co13" style:family="table-column">
      <style:table-column-properties fo:break-before="auto" style:column-width="19.687cm"/>
    </style:style>
    <style:style style:name="co14" style:family="table-column">
      <style:table-column-properties fo:break-before="auto" style:column-width="5.59cm"/>
    </style:style>
    <style:style style:name="co15" style:family="table-column">
      <style:table-column-properties fo:break-before="auto" style:column-width="17.56cm"/>
    </style:style>
    <style:style style:name="co16" style:family="table-column">
      <style:table-column-properties fo:break-before="auto" style:column-width="2.741cm"/>
    </style:style>
    <style:style style:name="co17" style:family="table-column">
      <style:table-column-properties fo:break-before="auto" style:column-width="4.013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T1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2a00ff"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table table:name="1st ite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Iteration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thing was changed from initial project after forking from original repository.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Class 'ComponentFactory' not found inside impl root package.</text:p>
          </table:table-cell>
          <table:table-cell office:value-type="string">
            <text:p>impl</text:p>
          </table:table-cell>
          <table:table-cell office:value-type="string">
            <text:p>/MobileMedia-Cosmos-v3/src/br/unicamp/ic/sed/mobilemedia/main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Class 'Manager' not found inside impl root package.</text:p>
          </table:table-cell>
          <table:table-cell office:value-type="string">
            <text:p>impl</text:p>
          </table:table-cell>
          <table:table-cell office:value-type="string">
            <text:p>/MobileMedia-Cosmos-v3/src/br/unicamp/ic/sed/mobilemedia/main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AlbumData.java</text:p>
          </table:table-cell>
          <table:table-cell office:value-type="string">
            <text:p>/MobileMedia-Cosmos-v3/src/br/unicamp/ic/sed/mobilemedia/filesystem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ControllerInterface.java</text:p>
          </table:table-cell>
          <table:table-cell office:value-type="string">
            <text:p>/MobileMedia-Cosmos-v3/src/br/unicamp/ic/sed/mobilemedia/mobilephonemgr/mobilephonecontrolle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album_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filesystemmgr_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mainuimidlet_album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mainuimidlet_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mainuimidlet_photo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photo_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geAccessor.java</text:p>
          </table:table-cell>
          <table:table-cell office:value-type="string">
            <text:p>/MobileMedia-Cosmos-v3/src/br/unicamp/ic/sed/mobilemedia/filesystem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geUtil.java</text:p>
          </table:table-cell>
          <table:table-cell office:value-type="string">
            <text:p>/MobileMedia-Cosmos-v3/src/br/unicamp/ic/sed/mobilemedia/filesystem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MainUIMidlet.java</text:p>
          </table:table-cell>
          <table:table-cell office:value-type="string">
            <text:p>/MobileMedia-Cosmos-v3/src/br/unicamp/ic/sed/mobilemedia/main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NewLabelScreen.java</text:p>
          </table:table-cell>
          <table:table-cell office:value-type="string">
            <text:p>/MobileMedia-Cosmos-v3/src/br/unicamp/ic/sed/mobilemedia/photo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PhotoListScreen.java</text:p>
          </table:table-cell>
          <table:table-cell office:value-type="string">
            <text:p>/MobileMedia-Cosmos-v3/src/br/unicamp/ic/sed/mobilemedia/photo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PhotoViewScreen.java</text:p>
          </table:table-cell>
          <table:table-cell office:value-type="string">
            <text:p>/MobileMedia-Cosmos-v3/src/br/unicamp/ic/sed/mobilemedia/photo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WarningExceptionHandler.java</text:p>
          </table:table-cell>
          <table:table-cell office:value-type="string">
            <text:p>/MobileMedia-Cosmos-v3/src/br/unicamp/ic/sed/mobilemedia/mobilephonemgr/warningexceptionhandle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filesystemmgr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filesystemmgr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mobilephonemgr/mobilephonecontroller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mobilephonemgr/mobilephonecontroller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photo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photo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excep</text:p>
          </table:table-cell>
          <table:table-cell office:value-type="string">
            <text:p>/MobileMedia-Cosmos-v3/src/br/unicamp/ic/sed/mobilemedia/filesystemmgr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excep</text:p>
          </table:table-cell>
          <table:table-cell office:value-type="string">
            <text:p>/MobileMedia-Cosmos-v3/src/br/unicamp/ic/sed/mobilemedia/filesystemmgr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excep</text:p>
          </table:table-cell>
          <table:table-cell office:value-type="string">
            <text:p>/MobileMedia-Cosmos-v3/src/br/unicamp/ic/sed/mobilemedia/mobilephonemgr/mobilephonecontroller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excep</text:p>
          </table:table-cell>
          <table:table-cell office:value-type="string">
            <text:p>/MobileMedia-Cosmos-v3/src/br/unicamp/ic/sed/mobilemedia/mobilephonemgr/mobilephonecontroller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 table:number-rows-repeated="6">
          <table:table-cell table:number-columns-repeated="6"/>
        </table:table-row>
        <table:table-row table:style-name="ro3">
          <table:table-cell/>
          <table:table-cell office:value-type="string">
            <text:p>Simples problema de visibilidade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ponente main não definia Manager ou ComponentFactory</text:p>
          </table:table-cell>
          <table:table-cell table:number-columns-repeated="4"/>
        </table:table-row>
        <table:table-row table:style-name="ro3" table:number-rows-repeated="1048536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2nd iteration" table:style-name="ta1">
        <table:table-column table:style-name="co6" table:default-cell-style-name="Default"/>
        <table:table-column table:style-name="co1" table:number-columns-repeated="4" table:default-cell-style-name="Default"/>
        <table:table-row table:style-name="ro2" table:number-rows-repeated="3">
          <table:table-cell table:number-columns-repeated="5"/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album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album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filesystem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filesystem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album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album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photo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photo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photo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photo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1">
          <table:table-cell office:value-type="string">
            <text:p>Nao era implementado um contrutor Manager formal, definindo interfaces requeridas e providas.</text:p>
          </table:table-cell>
          <table:table-cell table:number-columns-repeated="4"/>
        </table:table-row>
      </table:table>
      <table:table table:name="3rd iteration" table:style-name="ta1"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3">
          <table:table-cell office:value-type="string">
            <text:p>Could not resolve component type. 'IMobileResources' is not owned by any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1">
          <table:table-cell office:value-type="string">
            <text:p>Isso aconteceu porque o Manager.java não estava dentro do pacote impl</text:p>
          </table:table-cell>
          <table:table-cell table:number-columns-repeated="4"/>
        </table:table-row>
        <table:table-row table:style-name="ro1">
          <table:table-cell office:value-type="string">
            <text:p>MobilePhoneMgr é um componente composto, mas cada um dos subcomponentes não estava sendo definido dentro do pacote impl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Tbm, todos os componentes não definiam suas interfaces requeridas.</text:p>
          </table:table-cell>
          <table:table-cell table:number-columns-repeated="4"/>
        </table:table-row>
      </table:table>
      <table:table table:name="4th iteration" table:style-name="ta1"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3"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3">
          <table:table-cell office:value-type="string">
            <text:p>Elements inside component impl package should have private or package visibility.</text:p>
          </table:table-cell>
          <table:table-cell office:value-type="string">
            <text:p>IAdapterAlbum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Elements inside component impl package should have private or package visibility.</text:p>
          </table:table-cell>
          <table:table-cell office:value-type="string">
            <text:p>IAdapterFilesystem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Elements inside component impl package should have private or package visibility.</text:p>
          </table:table-cell>
          <table:table-cell office:value-type="string">
            <text:p>IAdapterMobileResourcesWEH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Elements inside component impl package should have private or package visibility.</text:p>
          </table:table-cell>
          <table:table-cell office:value-type="string">
            <text:p>IAdapterPhoto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1">
          <table:table-cell office:value-type="string">
            <text:p>Ao adequar os pacotes de mobilephonemgr a ferramenta detectou novos problemas de visibilidade, anteriormente não alcançados devido a estrutura de pacotes não indicar q eles eram partes de componentes.</text:p>
          </table:table-cell>
          <table:table-cell table:number-columns-repeated="4"/>
        </table:table-row>
      </table:table>
      <table:table table:name="5th iteration" table:style-name="ta1">
        <table:table-column table:style-name="co11" table:default-cell-style-name="Default"/>
        <table:table-column table:style-name="co1" table:number-columns-repeated="4" table:default-cell-style-name="Default"/>
        <table:table-row table:style-name="ro3"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3">
          <table:table-cell office:value-type="string">
            <text:p>Could not resolve required interface ""IExceptionsHandlerCtr"" on component br.unicamp.ic.sed.mobilemedia.mobilephonemgr.mobilephonecontrolle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ExceptionsHandlerCtr"" on component br.unicamp.ic.sed.mobilemedia.mobilephonemgr.warningexceptionshandler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ExceptionsHandlerCtr"" on component br.unicamp.ic.sed.mobilemedia.mobilephonemgr.warningexceptionshandler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definition for interface '"IAlbumCtr"' on component br.unicamp.ic.sed.mobilemedia.mobilephonemgr.mobilephonecontroller. Are you missing a setRequiredInterfaceType / setProvidedInterface call in the Manager class?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definition for interface '"IFilesystemCtr"' on component br.unicamp.ic.sed.mobilemedia.mobilephonemgr.mobilephonecontroller. Are you missing a setRequiredInterfaceType / setProvidedInterface call in the Manager class?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definition for interface '"IMobileResources"' on component br.unicamp.ic.sed.mobilemedia.mobilephonemgr.warningexceptionhandler. Are you missing a setRequiredInterfaceType / setProvidedInterface call in the Manager class?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definition for interface '"IMobileResourcesCtr"' on component br.unicamp.ic.sed.mobilemedia.mobilephonemgr.mobilephonecontroller. Are you missing a setRequiredInterfaceType / setProvidedInterface call in the Manager class?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definition for interface '"IPhotoCtr"' on component br.unicamp.ic.sed.mobilemedia.mobilephonemgr.mobilephonecontroller. Are you missing a setRequiredInterfaceType / setProvidedInterface call in the Manager class?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string">
            <text:p>Interfaces não estavam sendo definidas como requeridas nos respectivos componentes.</text:p>
          </table:table-cell>
          <table:table-cell table:number-columns-repeated="4"/>
        </table:table-row>
      </table:table>
      <table:table table:name="6th iteration" table:style-name="ta1">
        <table:table-column table:style-name="co12" table:default-cell-style-name="Default"/>
        <table:table-column table:style-name="co1" table:number-columns-repeated="4" table:default-cell-style-name="Default"/>
        <table:table-row table:style-name="ro3"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3">
          <table:table-cell office:value-type="string">
            <text:p>Cannot resolve interface definition. This is a rollback error. The previous message should be more versbose.</text:p>
          </table:table-cell>
          <table:table-cell office:value-type="string">
            <text:p>IAdapterAlbum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annot resolve interface definition. This is a rollback error. The previous message should be more versbose.</text:p>
          </table:table-cell>
          <table:table-cell office:value-type="string">
            <text:p>IAdapterFilesystem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annot resolve interface definition. This is a rollback error. The previous message should be more versbose.</text:p>
          </table:table-cell>
          <table:table-cell office:value-type="string">
            <text:p>IAdapterPhoto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find required interface ""IAlbum"" on component "br.unicamp.ic.sed.mobilemedia.mobilephonemgr".</text:p>
          </table:table-cell>
          <table:table-cell office:value-type="string">
            <text:p>IAdapterAlbum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find required interface ""IFilesystem"" on component "br.unicamp.ic.sed.mobilemedia.mobilephonemgr".</text:p>
          </table:table-cell>
          <table:table-cell office:value-type="string">
            <text:p>IAdapterFilesystem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find required interface ""IPhoto"" on component "br.unicamp.ic.sed.mobilemedia.mobilephonemgr".</text:p>
          </table:table-cell>
          <table:table-cell office:value-type="string">
            <text:p>IAdapterPhoto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>
            <text:p>Interfaces não definidas nos respectivos componentes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Após essa iteracao, a arquitetura foi recuperada.</text:p>
          </table:table-cell>
          <table:table-cell table:number-columns-repeated="4"/>
        </table:table-row>
        <table:table-row table:style-name="ro1">
          <table:table-cell office:value-type="string">
            <text:p>Contudo o componente main é o q implementa as conexoes (ou seja, a arquitetura do sistema), mas ele não tinha os outros componentes como subcomponentes.</text:p>
          </table:table-cell>
          <table:table-cell table:number-columns-repeated="4"/>
        </table:table-row>
        <table:table-row table:style-name="ro1">
          <table:table-cell office:value-type="string">
            <text:p>Além disso, main encapsula a interface com a aplicacao mobile.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1">
          <table:table-cell office:value-type="string">
            <text:p>Na próxima iteracao, é removido a definicao da interface de main e movida para mobilemedia (o pacote q contem tudo mundo).</text:p>
          </table:table-cell>
          <table:table-cell table:number-columns-repeated="4"/>
        </table:table-row>
        <table:table-row table:style-name="ro1">
          <table:table-cell office:value-type="string">
            <text:p>Em main é deixada apenas a interface q envolve o mobile app.</text:p>
          </table:table-cell>
          <table:table-cell table:number-columns-repeated="4"/>
        </table:table-row>
      </table:table>
      <table:table table:name="7th iteration" table:style-name="ta1">
        <table:table-column table:style-name="co13" table:default-cell-style-name="Default"/>
        <table:table-column table:style-name="co1" table:number-columns-repeated="4" table:default-cell-style-name="Default"/>
        <table:table-row table:style-name="ro2" table:number-rows-repeated="3">
          <table:table-cell table:number-columns-repeated="5"/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>
            <text:p>Isso aconteceu porque o código q definia a arquitetura não estava na manger da main, mas na interface q encapsula o mobile app.</text:p>
          </table:table-cell>
          <table:table-cell table:number-columns-repeated="4"/>
        </table:table-row>
        <table:table-row table:style-name="ro1">
          <table:table-cell office:value-type="string">
            <text:p>Entao em algumas situacoes, o código original definia a conexao dessa forma: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>
            <text:p><text:span text:style-name="T1">mainMidlet_album</text:span><text:span text:style-name="T2">.setRequiredInterface(</text:span><text:span text:style-name="T3">"IMobileResources"</text:span><text:span text:style-name="T2">, this);</text:span>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This apontava para a interface provida de main então tudo bem, mas quando movido o codigo precisou ser ajustado para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2" office:value-type="string">
            <text:p><text:span text:style-name="T1">mainMidlet_album</text:span><text:span text:style-name="T2">.setRequiredInterface(</text:span><text:span text:style-name="T3">"IMobileResources"</text:span><text:span text:style-name="T2">, </text:span><text:span text:style-name="T1">main</text:span><text:span text:style-name="T2">.getProvidedInterface(</text:span><text:span text:style-name="T3">"IMobileResources"</text:span><text:span text:style-name="T2">));</text:span>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Alem disso, se não definir o a variavel no escopo do construtor, não funciona. Talvez eu não queria botar isso no texto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Assim, após botar a variavel no mesmo escopo, eis os errors: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3">
          <table:table-cell office:value-type="string">
            <text:p>Could not find provided interface ""IAlbum"" on component "br.unicamp.ic.sed.mobilemedia.album_mobilephonemgr"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find provided interface ""IFilesystem"" on component "br.unicamp.ic.sed.mobilemedia.filesystemmgr_mobilephonemgr"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find provided interface ""IMobilePhone"" on component "br.unicamp.ic.sed.mobilemedia.album_mobilephonemgr"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find provided interface ""IMobilePhone"" on component "br.unicamp.ic.sed.mobilemedia.photo_mobilephonemgr"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find provided interface ""IPhoto"" on component "br.unicamp.ic.sed.mobilemedia.photo_mobilephonemgr"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expression for target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expression for target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expression for target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expression for target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expression for target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Album"" on component br.unicamp.ic.sed.mobilemedia.album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Filesystem"" on component br.unicamp.ic.sed.mobilemedia.filesystemmgr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MobilePhone"" on component br.unicamp.ic.sed.mobilemedia.album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MobilePhone"" on component br.unicamp.ic.sed.mobilemedia.photo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MobileResources"" on component br.unicamp.ic.sed.mobilemedia.album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MobileResources"" on component br.unicamp.ic.sed.mobilemedia.mainuimidlet_album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MobileResources"" on component br.unicamp.ic.sed.mobilemedia.mainuimidlet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MobileResources"" on component br.unicamp.ic.sed.mobilemedia.mainuimidlet_photo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MobileResources"" on component br.unicamp.ic.sed.mobilemedia.photo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Photo"" on component br.unicamp.ic.sed.mobilemedia.photo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Could not resolve required interface ""IMobilePhone"" on component br.unicamp.ic.sed.mobilemedia.album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Could not resolve required interface ""IMobilePhone"" on component br.unicamp.ic.sed.mobilemedia.photo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 table:number-rows-repeated="3">
          <table:table-cell table:number-columns-repeated="5"/>
        </table:table-row>
        <table:table-row table:style-name="ro1">
          <table:table-cell office:value-type="string">
            <text:p>Esses errors aconteceram porque as interfaces requeridas não foram definidas no Manager de cada componente.</text:p>
          </table:table-cell>
          <table:table-cell table:number-columns-repeated="4"/>
        </table:table-row>
      </table:table>
      <table:table table:name="Total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3">
          <table:table-cell/>
          <table:table-cell office:value-type="string">
            <text:p>Severidade</text:p>
          </table:table-cell>
          <table:table-cell office:value-type="string">
            <text:p>Tipo</text:p>
          </table:table-cell>
          <table:table-cell office:value-type="string">
            <text:p>Descrição</text:p>
          </table:table-cell>
          <table:table-cell office:value-type="string">
            <text:p>Elemento</text:p>
          </table:table-cell>
          <table:table-cell office:value-type="string">
            <text:p>Caminh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Duplicado</text:p>
          </table:table-cell>
          <table:table-cell office:value-type="string">
            <text:p>Cannot resolve interface definition. This is a rollback error. The previous message should be more versbose.</text:p>
          </table:table-cell>
          <table:table-cell office:value-type="string">
            <text:p>IAdapterAlbum.java</text:p>
          </table:table-cell>
          <table:table-cell office:value-type="string">
            <text:p>/MobileMedia-Cosmos-v3/src/br/unicamp/ic/sed/mobilemedia/mobilephonemgr/impl</text:p>
          </table:table-cell>
          <table:table-cell/>
          <table:table-cell office:value-type="string">
            <text:p>Total</text:p>
          </table:table-cell>
          <table:table-cell table:formula="of:=97-2+1"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Duplicado</text:p>
          </table:table-cell>
          <table:table-cell office:value-type="string">
            <text:p>Cannot resolve interface definition. This is a rollback error. The previous message should be more versbose.</text:p>
          </table:table-cell>
          <table:table-cell office:value-type="string">
            <text:p>IAdapterFilesystem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Duplicado</text:p>
          </table:table-cell>
          <table:table-cell office:value-type="string">
            <text:p>Cannot resolve interface definition. This is a rollback error. The previous message should be more versbose.</text:p>
          </table:table-cell>
          <table:table-cell office:value-type="string">
            <text:p>IAdapterPhoto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Duplicado</text:p>
          </table:table-cell>
          <table:table-cell office:value-type="string">
            <text:p>Could not resolve expression for target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Cosmos</text:p>
          </table:table-cell>
          <table:table-cell office:value-type="string">
            <text:p>Imposição</text:p>
          </table:table-cell>
          <table:table-cell office:value-type="float" office:value="12">
            <text:p>12</text:p>
          </table:table-cell>
          <table:table-cell table:style-name="ce3" table:formula="of:=[.I5]/[.$I$2]" office:value-type="percentage" office:value="0.125">
            <text:p>12,50%</text:p>
          </table:table-cell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Duplicado</text:p>
          </table:table-cell>
          <table:table-cell office:value-type="string">
            <text:p>Could not resolve expression for target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Meissa</text:p>
          </table:table-cell>
          <table:table-cell office:value-type="string">
            <text:p>Limitação</text:p>
          </table:table-cell>
          <table:table-cell office:value-type="float" office:value="16">
            <text:p>16</text:p>
          </table:table-cell>
          <table:table-cell table:style-name="ce3" table:formula="of:=[.I6]/[.$I$2]" office:value-type="percentage" office:value="0.166666666666667">
            <text:p>16,67%</text:p>
          </table:table-cell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Duplicado</text:p>
          </table:table-cell>
          <table:table-cell office:value-type="string">
            <text:p>Could not resolve expression for target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Meissa</text:p>
          </table:table-cell>
          <table:table-cell office:value-type="string">
            <text:p>Duplicado</text:p>
          </table:table-cell>
          <table:table-cell office:value-type="float" office:value="8">
            <text:p>8</text:p>
          </table:table-cell>
          <table:table-cell table:style-name="ce3" table:formula="of:=[.I7]/[.$I$2]" office:value-type="percentage" office:value="0.0833333333333333">
            <text:p>8,33%</text:p>
          </table:table-cell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Duplicado</text:p>
          </table:table-cell>
          <table:table-cell office:value-type="string">
            <text:p>Could not resolve expression for target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Implementacao</text:p>
          </table:table-cell>
          <table:table-cell office:value-type="string">
            <text:p>Elemento não presente</text:p>
          </table:table-cell>
          <table:table-cell office:value-type="float" office:value="2">
            <text:p>2</text:p>
          </table:table-cell>
          <table:table-cell table:style-name="ce3" table:formula="of:=[.I8]/[.$I$2]" office:value-type="percentage" office:value="0.0208333333333333">
            <text:p>2,08%</text:p>
          </table:table-cell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Duplicado</text:p>
          </table:table-cell>
          <table:table-cell office:value-type="string">
            <text:p>Could not resolve expression for target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Implementacao</text:p>
          </table:table-cell>
          <table:table-cell office:value-type="string">
            <text:p>Interface não declarada</text:p>
          </table:table-cell>
          <table:table-cell office:value-type="float" office:value="29">
            <text:p>29</text:p>
          </table:table-cell>
          <table:table-cell table:style-name="ce3" table:formula="of:=[.I9]/[.$I$2]" office:value-type="percentage" office:value="0.302083333333333">
            <text:p>30,21%</text:p>
          </table:table-cell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Elemento não presente</text:p>
          </table:table-cell>
          <table:table-cell office:value-type="string">
            <text:p>Class 'ComponentFactory' not found inside impl root package.</text:p>
          </table:table-cell>
          <table:table-cell office:value-type="string">
            <text:p>impl</text:p>
          </table:table-cell>
          <table:table-cell office:value-type="string">
            <text:p>/MobileMedia-Cosmos-v3/src/br/unicamp/ic/sed/mobilemedia/main</text:p>
          </table:table-cell>
          <table:table-cell office:value-type="string">
            <text:p>Implementacao</text:p>
          </table:table-cell>
          <table:table-cell office:value-type="string">
            <text:p>Nomenclatura</text:p>
          </table:table-cell>
          <table:table-cell office:value-type="float" office:value="10">
            <text:p>10</text:p>
          </table:table-cell>
          <table:table-cell table:style-name="ce3" table:formula="of:=[.I10]/[.$I$2]" office:value-type="percentage" office:value="0.104166666666667">
            <text:p>10,42%</text:p>
          </table:table-cell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Elemento não presente</text:p>
          </table:table-cell>
          <table:table-cell office:value-type="string">
            <text:p>Class 'Manager' not found inside impl root package.</text:p>
          </table:table-cell>
          <table:table-cell office:value-type="string">
            <text:p>impl</text:p>
          </table:table-cell>
          <table:table-cell office:value-type="string">
            <text:p>/MobileMedia-Cosmos-v3/src/br/unicamp/ic/sed/mobilemedia/main</text:p>
          </table:table-cell>
          <table:table-cell office:value-type="string">
            <text:p>Implementacao</text:p>
          </table:table-cell>
          <table:table-cell office:value-type="string">
            <text:p>Visibilidade</text:p>
          </table:table-cell>
          <table:table-cell office:value-type="float" office:value="19">
            <text:p>19</text:p>
          </table:table-cell>
          <table:table-cell table:style-name="ce3" table:formula="of:=[.I11]/[.$I$2]" office:value-type="percentage" office:value="0.197916666666667">
            <text:p>19,79%</text:p>
          </table:table-cell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mposição</text:p>
          </table:table-cell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album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mposição</text:p>
          </table:table-cell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album/impl</text:p>
          </table:table-cell>
          <table:table-cell office:value-type="string">
            <text:p>Meissa</text:p>
          </table:table-cell>
          <table:table-cell office:value-type="string">
            <text:p>Meissa</text:p>
          </table:table-cell>
          <table:table-cell table:formula="of:=[.I7]+[.I6]" office:value-type="float" office:value="24">
            <text:p>24</text:p>
          </table:table-cell>
          <table:table-cell table:style-name="ce3" table:formula="of:=[.I13]/[.$I$2]" office:value-type="percentage" office:value="0.25">
            <text:p>25,00%</text:p>
          </table:table-cell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mposição</text:p>
          </table:table-cell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filesystemmgr/impl</text:p>
          </table:table-cell>
          <table:table-cell table:number-columns-repeated="2" office:value-type="string">
            <text:p>Cosmos</text:p>
          </table:table-cell>
          <table:table-cell table:formula="of:=[.I5]" office:value-type="float" office:value="12">
            <text:p>12</text:p>
          </table:table-cell>
          <table:table-cell table:style-name="ce3" table:formula="of:=[.I14]/[.$I$2]" office:value-type="percentage" office:value="0.125">
            <text:p>12,50%</text:p>
          </table:table-cell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mposição</text:p>
          </table:table-cell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filesystemmgr/impl</text:p>
          </table:table-cell>
          <table:table-cell office:value-type="string">
            <text:p>Implementacao</text:p>
          </table:table-cell>
          <table:table-cell office:value-type="string">
            <text:p>Implementacao</text:p>
          </table:table-cell>
          <table:table-cell table:formula="of:=[.I2]-[.I13]-[.I14]" office:value-type="float" office:value="60">
            <text:p>60</text:p>
          </table:table-cell>
          <table:table-cell table:style-name="ce3" table:formula="of:=[.I15]/[.$I$2]" office:value-type="percentage" office:value="0.625">
            <text:p>62,50%</text:p>
          </table:table-cell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mposição</text:p>
          </table:table-cell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album/impl</text:p>
          </table:table-cell>
          <table:table-cell office:value-type="string">
            <text:p>Implementacao + Cosmos</text:p>
          </table:table-cell>
          <table:table-cell office:value-type="string">
            <text:p>Implementacao + Cosmos</text:p>
          </table:table-cell>
          <table:table-cell table:formula="of:=[.I15]+[.I14]" office:value-type="float" office:value="72">
            <text:p>72</text:p>
          </table:table-cell>
          <table:table-cell table:style-name="ce3" table:formula="of:=[.I16]/[.$I$2]" office:value-type="percentage" office:value="0.75">
            <text:p>75,00%</text:p>
          </table:table-cell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mposição</text:p>
          </table:table-cell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album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mposição</text:p>
          </table:table-cell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mposição</text:p>
          </table:table-cell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mposição</text:p>
          </table:table-cell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photo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mposição</text:p>
          </table:table-cell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photo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mposição</text:p>
          </table:table-cell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photo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mposição</text:p>
          </table:table-cell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photo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component type. 'IMobileResources' is not owned by any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""IExceptionsHandlerCtr"" on component br.unicamp.ic.sed.mobilemedia.mobilephonemgr.mobilephonecontrolle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""IExceptionsHandlerCtr"" on component br.unicamp.ic.sed.mobilemedia.mobilephonemgr.warningexceptionshandler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""IExceptionsHandlerCtr"" on component br.unicamp.ic.sed.mobilemedia.mobilephonemgr.warningexceptionshandler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definition for interface '"IAlbumCtr"' on component br.unicamp.ic.sed.mobilemedia.mobilephonemgr.mobilephonecontroller. Are you missing a setRequiredInterfaceType / setProvidedInterface call in the Manager class?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definition for interface '"IFilesystemCtr"' on component br.unicamp.ic.sed.mobilemedia.mobilephonemgr.mobilephonecontroller. Are you missing a setRequiredInterfaceType / setProvidedInterface call in the Manager class?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definition for interface '"IMobileResources"' on component br.unicamp.ic.sed.mobilemedia.mobilephonemgr.warningexceptionhandler. Are you missing a setRequiredInterfaceType / setProvidedInterface call in the Manager class?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definition for interface '"IMobileResourcesCtr"' on component br.unicamp.ic.sed.mobilemedia.mobilephonemgr.mobilephonecontroller. Are you missing a setRequiredInterfaceType / setProvidedInterface call in the Manager class?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definition for interface '"IPhotoCtr"' on component br.unicamp.ic.sed.mobilemedia.mobilephonemgr.mobilephonecontroller. Are you missing a setRequiredInterfaceType / setProvidedInterface call in the Manager class?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find required interface ""IAlbum"" on component "br.unicamp.ic.sed.mobilemedia.mobilephonemgr".</text:p>
          </table:table-cell>
          <table:table-cell office:value-type="string">
            <text:p>IAdapterAlbum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find required interface ""IFilesystem"" on component "br.unicamp.ic.sed.mobilemedia.mobilephonemgr".</text:p>
          </table:table-cell>
          <table:table-cell office:value-type="string">
            <text:p>IAdapterFilesystem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find required interface ""IPhoto"" on component "br.unicamp.ic.sed.mobilemedia.mobilephonemgr".</text:p>
          </table:table-cell>
          <table:table-cell office:value-type="string">
            <text:p>IAdapterPhoto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find provided interface ""IAlbum"" on component "br.unicamp.ic.sed.mobilemedia.album_mobilephonemgr"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find provided interface ""IFilesystem"" on component "br.unicamp.ic.sed.mobilemedia.filesystemmgr_mobilephonemgr"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find provided interface ""IMobilePhone"" on component "br.unicamp.ic.sed.mobilemedia.album_mobilephonemgr"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find provided interface ""IMobilePhone"" on component "br.unicamp.ic.sed.mobilemedia.photo_mobilephonemgr"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find provided interface ""IPhoto"" on component "br.unicamp.ic.sed.mobilemedia.photo_mobilephonemgr"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""IAlbum"" on component br.unicamp.ic.sed.mobilemedia.album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""IFilesystem"" on component br.unicamp.ic.sed.mobilemedia.filesystemmgr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""IMobilePhone"" on component br.unicamp.ic.sed.mobilemedia.album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""IMobilePhone"" on component br.unicamp.ic.sed.mobilemedia.photo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""IMobileResources"" on component br.unicamp.ic.sed.mobilemedia.album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""IMobileResources"" on component br.unicamp.ic.sed.mobilemedia.mainuimidlet_album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""IMobileResources"" on component br.unicamp.ic.sed.mobilemedia.mainuimidlet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""IMobileResources"" on component br.unicamp.ic.sed.mobilemedia.mainuimidlet_photo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""IMobileResources"" on component br.unicamp.ic.sed.mobilemedia.photo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""IPhoto"" on component br.unicamp.ic.sed.mobilemedia.photo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""IMobilePhone"" on component br.unicamp.ic.sed.mobilemedia.album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Interface não declarada</text:p>
          </table:table-cell>
          <table:table-cell office:value-type="string">
            <text:p>Could not resolve required interface ""IMobilePhone"" on component br.unicamp.ic.sed.mobilemedia.photo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Limitação</text:p>
          </table:table-cell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Limitação</text:p>
          </table:table-cell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Limitação</text:p>
          </table:table-cell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Limitação</text:p>
          </table:table-cell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Limitação</text:p>
          </table:table-cell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Limitação</text:p>
          </table:table-cell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Limitação</text:p>
          </table:table-cell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Limitação</text:p>
          </table:table-cell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Limitação</text:p>
          </table:table-cell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Limitação</text:p>
          </table:table-cell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Limitação</text:p>
          </table:table-cell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Limitação</text:p>
          </table:table-cell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Limitação</text:p>
          </table:table-cell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Limitação</text:p>
          </table:table-cell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Limitação</text:p>
          </table:table-cell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Limitação</text:p>
          </table:table-cell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rning</text:p>
          </table:table-cell>
          <table:table-cell office:value-type="string">
            <text:p>Nomenclatura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filesystemmgr/spe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rning</text:p>
          </table:table-cell>
          <table:table-cell office:value-type="string">
            <text:p>Nomenclatura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filesystemmgr/spe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rning</text:p>
          </table:table-cell>
          <table:table-cell office:value-type="string">
            <text:p>Nomenclatura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mobilephonemgr/mobilephonecontroller/spe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rning</text:p>
          </table:table-cell>
          <table:table-cell office:value-type="string">
            <text:p>Nomenclatura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mobilephonemgr/mobilephonecontroller/spe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rning</text:p>
          </table:table-cell>
          <table:table-cell office:value-type="string">
            <text:p>Nomenclatura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photo/spe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rning</text:p>
          </table:table-cell>
          <table:table-cell office:value-type="string">
            <text:p>Nomenclatura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photo/spe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rning</text:p>
          </table:table-cell>
          <table:table-cell office:value-type="string">
            <text:p>Nomenclatura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excep</text:p>
          </table:table-cell>
          <table:table-cell office:value-type="string">
            <text:p>/MobileMedia-Cosmos-v3/src/br/unicamp/ic/sed/mobilemedia/filesystemmgr/spe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rning</text:p>
          </table:table-cell>
          <table:table-cell office:value-type="string">
            <text:p>Nomenclatura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excep</text:p>
          </table:table-cell>
          <table:table-cell office:value-type="string">
            <text:p>/MobileMedia-Cosmos-v3/src/br/unicamp/ic/sed/mobilemedia/filesystemmgr/spe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rning</text:p>
          </table:table-cell>
          <table:table-cell office:value-type="string">
            <text:p>Nomenclatura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excep</text:p>
          </table:table-cell>
          <table:table-cell office:value-type="string">
            <text:p>/MobileMedia-Cosmos-v3/src/br/unicamp/ic/sed/mobilemedia/mobilephonemgr/mobilephonecontroller/spe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rning</text:p>
          </table:table-cell>
          <table:table-cell office:value-type="string">
            <text:p>Nomenclatura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excep</text:p>
          </table:table-cell>
          <table:table-cell office:value-type="string">
            <text:p>/MobileMedia-Cosmos-v3/src/br/unicamp/ic/sed/mobilemedia/mobilephonemgr/mobilephonecontroller/spe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AlbumData.java</text:p>
          </table:table-cell>
          <table:table-cell office:value-type="string">
            <text:p>/MobileMedia-Cosmos-v3/src/br/unicamp/ic/sed/mobilemedia/filesystem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ControllerInterface.java</text:p>
          </table:table-cell>
          <table:table-cell office:value-type="string">
            <text:p>/MobileMedia-Cosmos-v3/src/br/unicamp/ic/sed/mobilemedia/mobilephonemgr/mobilephonecontrolle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album_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filesystemmgr_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mainuimidlet_album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mainuimidlet_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mainuimidlet_photo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photo_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geAccessor.java</text:p>
          </table:table-cell>
          <table:table-cell office:value-type="string">
            <text:p>/MobileMedia-Cosmos-v3/src/br/unicamp/ic/sed/mobilemedia/filesystem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geUtil.java</text:p>
          </table:table-cell>
          <table:table-cell office:value-type="string">
            <text:p>/MobileMedia-Cosmos-v3/src/br/unicamp/ic/sed/mobilemedia/filesystem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MainUIMidlet.java</text:p>
          </table:table-cell>
          <table:table-cell office:value-type="string">
            <text:p>/MobileMedia-Cosmos-v3/src/br/unicamp/ic/sed/mobilemedia/main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NewLabelScreen.java</text:p>
          </table:table-cell>
          <table:table-cell office:value-type="string">
            <text:p>/MobileMedia-Cosmos-v3/src/br/unicamp/ic/sed/mobilemedia/photo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PhotoListScreen.java</text:p>
          </table:table-cell>
          <table:table-cell office:value-type="string">
            <text:p>/MobileMedia-Cosmos-v3/src/br/unicamp/ic/sed/mobilemedia/photo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PhotoViewScreen.java</text:p>
          </table:table-cell>
          <table:table-cell office:value-type="string">
            <text:p>/MobileMedia-Cosmos-v3/src/br/unicamp/ic/sed/mobilemedia/photo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WarningExceptionHandler.java</text:p>
          </table:table-cell>
          <table:table-cell office:value-type="string">
            <text:p>/MobileMedia-Cosmos-v3/src/br/unicamp/ic/sed/mobilemedia/mobilephonemgr/warningexceptionhandle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AdapterAlbum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AdapterFilesystem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AdapterMobileResourcesWEH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isibilidade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AdapterPhoto.java</text:p>
          </table:table-cell>
          <table:table-cell office:value-type="string">
            <text:p>/MobileMedia-Cosmos-v3/src/br/unicamp/ic/sed/mobilemedia/mobilephonemgr/impl</text:p>
          </table:table-cell>
          <table:table-cell table:number-columns-repeated="4"/>
        </table:table-row>
        <table:table-row table:style-name="ro3" table:number-rows-repeated="1048478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  <table:database-ranges>
        <table:database-range table:name="__Anonymous_Sheet_DB__7" table:target-range-address="Total.A1:Total.F97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/00/0000</text:date>, <text:time style:data-style-name="N2" text:time-value="0000-00-00T22:39: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1T21:20:49</meta:creation-date>
    <dc:date>2013-09-02T23:44:39</dc:date>
    <meta:editing-duration>PT4H5M25S</meta:editing-duration>
    <meta:editing-cycles>17</meta:editing-cycles>
    <meta:generator>LibreOffice/4.0.3.3$Linux_X86_64 LibreOffice_project/400m0$Build-3</meta:generator>
    <meta:document-statistic meta:table-count="8" meta:cell-count="1103" meta:object-count="0"/>
  </office:meta>
</office:document-meta>
</file>